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alidationRule.evaluateComparable( Expression expression , ExpressionContext expressionContext , String exprName , String ru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ValidationRule.setFailMessage( XMLiz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ionRule.getFai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ionRule.evaluateNumeric( Expression expression , ExpressionContext expressionContext , String exprName , String ru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ValidationRule.hasFai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